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C700000196EF29FC6B1E14078C.png" manifest:media-type="image/png"/>
  <manifest:file-entry manifest:full-path="Pictures/10000201000001B00000019353C91A08780811E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opacity="100%" draw:textarea-vertical-align="middle" draw:shadow-opacity="100%"/>
    </style:style>
    <style:style style:name="gr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712cm" fo:min-width="19.792cm" draw:shadow-opacity="100%"/>
      <style:paragraph-properties style:writing-mode="lr-tb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yle_20_de_20_dessin_20_par_20_défaut_5f_1">
      <style:graphic-properties draw:fill="solid" draw:fill-color="#ff0000" draw:textarea-horizontal-align="justify" draw:textarea-vertical-align="middle" draw:auto-grow-height="false" fo:min-height="0.079cm" fo:min-width="0cm"/>
    </style:style>
    <style:style style:name="gr5" style:family="graphic" style:parent-style-name="Style_20_de_20_dessin_20_par_20_défaut_5f_1">
      <style:graphic-properties draw:stroke="solid" svg:stroke-color="#000000" draw:fill="solid" draw:fill-color="#ffffff" draw:textarea-horizontal-align="justify" draw:textarea-vertical-align="middle" draw:auto-grow-height="false" fo:min-height="0.092cm" fo:min-width="0cm"/>
    </style:style>
    <style:style style:name="gr6" style:family="graphic" style:parent-style-name="Style_20_de_20_dessin_20_par_20_défaut_5f_1">
      <style:graphic-properties draw:fill="solid" draw:fill-color="#ff0000" draw:textarea-horizontal-align="justify" draw:textarea-vertical-align="middle" draw:auto-grow-height="false" fo:min-height="0.093cm" fo:min-width="0cm"/>
    </style:style>
    <style:style style:name="gr7" style:family="graphic" style:parent-style-name="Style_20_de_20_dessin_20_par_20_défaut_5f_1">
      <style:graphic-properties draw:fill="solid" draw:fill-color="#ff0000" draw:textarea-horizontal-align="justify" draw:textarea-vertical-align="middle" draw:auto-grow-height="false" fo:min-height="0.092cm" fo:min-width="0cm"/>
    </style:style>
    <style:style style:name="gr8" style:family="graphic" style:parent-style-name="Style_20_de_20_dessin_20_par_20_défaut_5f_1">
      <style:graphic-properties draw:stroke="none" svg:stroke-color="#000000" draw:fill="none" draw:fill-color="#ffffff" draw:textarea-horizontal-align="left" draw:auto-grow-height="true" draw:auto-grow-width="true" fo:min-height="0.899cm" fo:min-width="0.436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 draw:opacity="100%"/>
      <style:paragraph-properties style:writing-mode="lr-tb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loext:graphic-properties draw:fill="none"/>
      <style:text-properties style:text-underline-style="solid" style:text-underline-width="auto" style:text-underline-color="font-color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text-properties fo:font-size="26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26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-2.75cm" svg:y1="14.75cm" svg:x2="28.5cm" svg:y2="14.5cm">
          <text:p/>
        </draw:line>
        <draw:frame draw:style-name="gr2" draw:text-style-name="P2" draw:layer="layout" svg:width="20.292cm" svg:height="0.962cm" svg:x="0.4cm" svg:y="0.65cm">
          <draw:text-box>
            <text:p><text:span text:style-name="T1">Micro interro </text:span><text:span text:style-name="T1"><text:tab/></text:span><text:span text:style-name="T1"><text:tab/></text:span><text:span text:style-name="T1">Addition de relatifs</text:span><text:tab/>Nom<text:tab/>Prénom <text:tab/> <text:s/>Classe</text:p>
          </draw:text-box>
        </draw:frame>
        <draw:line draw:style-name="gr1" draw:text-style-name="P1" draw:layer="layout" svg:x1="10.85cm" svg:y1="1.95cm" svg:x2="10.85cm" svg:y2="14.7cm">
          <text:p/>
        </draw:line>
        <draw:line draw:style-name="gr1" draw:text-style-name="P1" draw:layer="layout" svg:x1="10.85cm" svg:y1="1.95cm" svg:x2="10.85cm" svg:y2="14.7cm">
          <text:p/>
        </draw:line>
        <draw:frame draw:style-name="gr3" draw:text-style-name="P4" draw:layer="layout" svg:width="3.72cm" svg:height="0.963cm" svg:x="0.78cm" svg:y="1.787cm">
          <draw:text-box>
            <text:p text:style-name="P3"><text:span text:style-name="T2">Cailloux :</text:span></text:p>
          </draw:text-box>
        </draw:frame>
        <draw:frame draw:style-name="gr3" draw:text-style-name="P5" draw:layer="layout" svg:width="3.72cm" svg:height="0.963cm" svg:x="11.25cm" svg:y="1.787cm">
          <draw:text-box>
            <text:p><text:span text:style-name="T2">Nombres :</text:span></text:p>
          </draw:text-box>
        </draw:frame>
        <draw:custom-shape draw:style-name="gr4" draw:text-style-name="P6" draw:layer="layout" svg:width="0.463cm" svg:height="0.463cm" svg:x="5.537cm" svg:y="3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3.73cm" svg:y="3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.794cm" svg:y="3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.5cm" svg:y="3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2.194cm" svg:y="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3.73cm" svg:y="3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1.04cm" svg:height="1.276cm" svg:x="4.479cm" svg:y="3.028cm">
          <draw:text-box>
            <text:p text:style-name="P8">=</text:p>
          </draw:text-box>
        </draw:frame>
        <draw:frame draw:style-name="gr8" draw:text-style-name="P9" draw:layer="layout" svg:width="1.04cm" svg:height="1.276cm" svg:x="2.62cm" svg:y="2.986cm">
          <draw:text-box>
            <text:p text:style-name="P8"><text:span text:style-name="T3">+</text:span></text:p>
          </draw:text-box>
        </draw:frame>
        <draw:custom-shape draw:style-name="gr5" draw:text-style-name="P7" draw:layer="layout" svg:width="0.483cm" svg:height="0.484cm" svg:x="1.5cm" svg:y="5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3.8cm" svg:y="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1.867cm" svg:y="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1.04cm" svg:height="1.276cm" svg:x="4.479cm" svg:y="4.628cm">
          <draw:text-box>
            <text:p text:style-name="P8">=</text:p>
          </draw:text-box>
        </draw:frame>
        <draw:frame draw:style-name="gr8" draw:text-style-name="P9" draw:layer="layout" svg:width="1.04cm" svg:height="1.276cm" svg:x="2.62cm" svg:y="4.586cm">
          <draw:text-box>
            <text:p text:style-name="P8"><text:span text:style-name="T3">+</text:span></text:p>
          </draw:text-box>
        </draw:frame>
        <draw:custom-shape draw:style-name="gr4" draw:text-style-name="P6" draw:layer="layout" svg:width="0.463cm" svg:height="0.463cm" svg:x="1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3.93cm" svg:y="6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.794cm" svg:y="6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.767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.25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3.53cm" svg:y="6.9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9" draw:layer="layout" svg:width="1.04cm" svg:height="1.276cm" svg:x="4.879cm" svg:y="6.328cm">
          <draw:text-box>
            <text:p text:style-name="P8">=</text:p>
          </draw:text-box>
        </draw:frame>
        <draw:frame draw:style-name="gr8" draw:text-style-name="P9" draw:layer="layout" svg:width="1.04cm" svg:height="1.276cm" svg:x="2.52cm" svg:y="6.286cm">
          <draw:text-box>
            <text:p text:style-name="P8"><text:span text:style-name="T3">+</text:span></text:p>
          </draw:text-box>
        </draw:frame>
        <draw:custom-shape draw:style-name="gr6" draw:text-style-name="P6" draw:layer="layout" svg:width="0.485cm" svg:height="0.483cm" svg:x="1.794cm" svg:y="12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.5cm" svg:y="13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2.194cm" svg:y="1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1.04cm" svg:height="1.276cm" svg:x="4.979cm" svg:y="12.974cm">
          <draw:text-box>
            <text:p text:style-name="P8">=</text:p>
          </draw:text-box>
        </draw:frame>
        <draw:frame draw:style-name="gr8" draw:text-style-name="P9" draw:layer="layout" svg:width="1.04cm" svg:height="1.276cm" svg:x="2.62cm" svg:y="12.932cm">
          <draw:text-box>
            <text:p text:style-name="P8"><text:span text:style-name="T3">+</text:span></text:p>
          </draw:text-box>
        </draw:frame>
        <draw:custom-shape draw:style-name="gr5" draw:text-style-name="P7" draw:layer="layout" svg:width="0.483cm" svg:height="0.484cm" svg:x="6.117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2.15cm" svg:y="5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463cm" svg:height="0.463cm" svg:x="3.75cm" svg:y="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.26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.867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4.267cm" svg:y="7.0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3.767cm" svg:y="7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0.463cm" svg:height="0.463cm" svg:x="1.281cm" svg:y="8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4.961cm" svg:y="8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.825cm" svg:y="8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.798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.281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4.561cm" svg:y="8.8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9" draw:layer="layout" svg:width="1.04cm" svg:height="1.276cm" svg:x="6.71cm" svg:y="8.244cm">
          <draw:text-box>
            <text:p text:style-name="P8">=</text:p>
          </draw:text-box>
        </draw:frame>
        <draw:frame draw:style-name="gr8" draw:text-style-name="P9" draw:layer="layout" svg:width="1.04cm" svg:height="1.276cm" svg:x="3.45cm" svg:y="8.324cm">
          <draw:text-box>
            <text:p text:style-name="P8"><text:span text:style-name="T3">+</text:span></text:p>
          </draw:text-box>
        </draw:frame>
        <draw:custom-shape draw:style-name="gr7" draw:text-style-name="P6" draw:layer="layout" svg:width="0.483cm" svg:height="0.484cm" svg:x="1.298cm" svg:y="9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.898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5.298cm" svg:y="8.9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4.798cm" svg:y="9.4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0.463cm" svg:height="0.463cm" svg:x="2.45cm" svg:y="8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4.6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2.96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2.45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2.467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3.067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5.717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6.217cm" svg:y="8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5.7cm" svg:y="9.2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6.217cm" svg:y="9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1.65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1.25cm" svg:y="10.9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1.987cm" svg:y="11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1.487cm" svg:y="11.5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2.406cm" svg:y="10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2.906cm" svg:y="10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2.389cm" svg:y="11.4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2.906cm" svg:y="1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9" draw:layer="layout" svg:width="1.04cm" svg:height="1.276cm" svg:x="3.46cm" svg:y="10.55cm">
          <draw:text-box>
            <text:p text:style-name="P8"><text:span text:style-name="T3">+</text:span></text:p>
          </draw:text-box>
        </draw:frame>
        <draw:frame draw:style-name="gr8" draw:text-style-name="P9" draw:layer="layout" svg:width="1.04cm" svg:height="1.276cm" svg:x="5cm" svg:y="10.55cm">
          <draw:text-box>
            <text:p text:style-name="P8"><text:span text:style-name="T3">+</text:span></text:p>
          </draw:text-box>
        </draw:frame>
        <draw:custom-shape draw:style-name="gr7" draw:text-style-name="P6" draw:layer="layout" svg:width="0.483cm" svg:height="0.484cm" svg:x="4.25cm" svg:y="11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2.406cm" svg:y="10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6.261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5.861cm" svg:y="10.9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7.017cm" svg:y="11.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6.767cm" svg:y="11.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7.517cm" svg:y="10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7.517cm" svg:y="1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6.767cm" svg:y="10.3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483cm" svg:height="0.484cm" svg:x="4.25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5cm" svg:y="11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4.01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4.7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1.04cm" svg:height="1.276cm" svg:x="8cm" svg:y="10.55cm">
          <draw:text-box>
            <text:p text:style-name="P8">=</text:p>
          </draw:text-box>
        </draw:frame>
        <draw:custom-shape draw:style-name="gr5" draw:text-style-name="P7" draw:layer="layout" svg:width="0.483cm" svg:height="0.484cm" svg:x="6.767cm" svg:y="13.4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6.517cm" svg:y="12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7.017cm" svg:y="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7.267cm" svg:y="13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5.767cm" svg:y="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10" draw:layer="layout" svg:width="6.379cm" svg:height="1.233cm" svg:x="11.3cm" svg:y="3.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0" draw:layer="layout" svg:width="6.788cm" svg:height="1.233cm" svg:x="11.25cm" svg:y="4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0" draw:layer="layout" svg:width="6.758cm" svg:height="1.233cm" svg:x="11.25cm" svg:y="6.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10" draw:layer="layout" svg:width="7.353cm" svg:height="1.233cm" svg:x="11.152cm" svg:y="8.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10" draw:layer="layout" svg:width="8cm" svg:height="0.93cm" svg:x="11cm" svg:y="10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10" draw:layer="layout" svg:width="7.608cm" svg:height="0.88cm" svg:x="11cm" svg:y="12.62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20.292cm" svg:height="0.962cm" svg:x="0.608cm" svg:y="15cm">
          <draw:text-box>
            <text:p><text:span text:style-name="T1">Micro interro </text:span><text:span text:style-name="T1"><text:tab/></text:span><text:span text:style-name="T1"><text:tab/></text:span><text:span text:style-name="T1">Addition de relatifs</text:span><text:tab/>Nom<text:tab/>Prénom <text:tab/> <text:s/>Classe</text:p>
          </draw:text-box>
        </draw:frame>
        <draw:line draw:style-name="gr1" draw:text-style-name="P1" draw:layer="layout" svg:x1="11.058cm" svg:y1="16.3cm" svg:x2="11.058cm" svg:y2="29.05cm">
          <text:p/>
        </draw:line>
        <draw:line draw:style-name="gr1" draw:text-style-name="P1" draw:layer="layout" svg:x1="11.058cm" svg:y1="16.3cm" svg:x2="11.058cm" svg:y2="29.05cm">
          <text:p/>
        </draw:line>
        <draw:frame draw:style-name="gr3" draw:text-style-name="P4" draw:layer="layout" svg:width="3.72cm" svg:height="0.963cm" svg:x="0.988cm" svg:y="16.137cm">
          <draw:text-box>
            <text:p text:style-name="P3"><text:span text:style-name="T2">Cailloux :</text:span></text:p>
          </draw:text-box>
        </draw:frame>
        <draw:frame draw:style-name="gr3" draw:text-style-name="P5" draw:layer="layout" svg:width="3.72cm" svg:height="0.963cm" svg:x="11.458cm" svg:y="16.137cm">
          <draw:text-box>
            <text:p><text:span text:style-name="T2">Nombres :</text:span></text:p>
          </draw:text-box>
        </draw:frame>
        <draw:custom-shape draw:style-name="gr4" draw:text-style-name="P6" draw:layer="layout" svg:width="0.463cm" svg:height="0.463cm" svg:x="5.745cm" svg:y="17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3.938cm" svg:y="17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2.002cm" svg:y="1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.708cm" svg:y="18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2.402cm" svg:y="18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3.938cm" svg:y="18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1.04cm" svg:height="1.276cm" svg:x="4.687cm" svg:y="17.378cm">
          <draw:text-box>
            <text:p text:style-name="P8">=</text:p>
          </draw:text-box>
        </draw:frame>
        <draw:frame draw:style-name="gr8" draw:text-style-name="P9" draw:layer="layout" svg:width="1.04cm" svg:height="1.276cm" svg:x="2.828cm" svg:y="17.336cm">
          <draw:text-box>
            <text:p text:style-name="P8"><text:span text:style-name="T3">+</text:span></text:p>
          </draw:text-box>
        </draw:frame>
        <draw:custom-shape draw:style-name="gr5" draw:text-style-name="P7" draw:layer="layout" svg:width="0.483cm" svg:height="0.484cm" svg:x="1.708cm" svg:y="1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4.008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2.07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1.04cm" svg:height="1.276cm" svg:x="4.687cm" svg:y="18.978cm">
          <draw:text-box>
            <text:p text:style-name="P8">=</text:p>
          </draw:text-box>
        </draw:frame>
        <draw:frame draw:style-name="gr8" draw:text-style-name="P9" draw:layer="layout" svg:width="1.04cm" svg:height="1.276cm" svg:x="2.828cm" svg:y="18.936cm">
          <draw:text-box>
            <text:p text:style-name="P8"><text:span text:style-name="T3">+</text:span></text:p>
          </draw:text-box>
        </draw:frame>
        <draw:custom-shape draw:style-name="gr4" draw:text-style-name="P6" draw:layer="layout" svg:width="0.463cm" svg:height="0.463cm" svg:x="1.458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4.138cm" svg:y="20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2.002cm" svg:y="20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.975cm" svg:y="2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1.04cm" svg:height="1.276cm" svg:x="5.087cm" svg:y="20.678cm">
          <draw:text-box>
            <text:p text:style-name="P8">=</text:p>
          </draw:text-box>
        </draw:frame>
        <draw:frame draw:style-name="gr8" draw:text-style-name="P9" draw:layer="layout" svg:width="1.04cm" svg:height="1.276cm" svg:x="2.728cm" svg:y="20.636cm">
          <draw:text-box>
            <text:p text:style-name="P8"><text:span text:style-name="T3">+</text:span></text:p>
          </draw:text-box>
        </draw:frame>
        <draw:custom-shape draw:style-name="gr6" draw:text-style-name="P6" draw:layer="layout" svg:width="0.485cm" svg:height="0.483cm" svg:x="2.002cm" svg:y="2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.708cm" svg:y="28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2.402cm" svg:y="2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1.04cm" svg:height="1.276cm" svg:x="5.187cm" svg:y="27.324cm">
          <draw:text-box>
            <text:p text:style-name="P8">=</text:p>
          </draw:text-box>
        </draw:frame>
        <draw:frame draw:style-name="gr8" draw:text-style-name="P9" draw:layer="layout" svg:width="1.04cm" svg:height="1.276cm" svg:x="2.928cm" svg:y="27.282cm">
          <draw:text-box>
            <text:p text:style-name="P8"><text:span text:style-name="T3">+</text:span></text:p>
          </draw:text-box>
        </draw:frame>
        <draw:custom-shape draw:style-name="gr5" draw:text-style-name="P7" draw:layer="layout" svg:width="0.483cm" svg:height="0.484cm" svg:x="6.325cm" svg:y="2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2.358cm" svg:y="1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463cm" svg:height="0.463cm" svg:x="3.958cm" svg:y="19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.475cm" svg:y="2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2.075cm" svg:y="21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4.475cm" svg:y="21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3.975cm" svg:y="21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5.169cm" svg:y="2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2.033cm" svg:y="2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2.006cm" svg:y="2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.489cm" svg:y="2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4.769cm" svg:y="23.1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9" draw:layer="layout" svg:width="1.04cm" svg:height="1.276cm" svg:x="6.918cm" svg:y="22.594cm">
          <draw:text-box>
            <text:p text:style-name="P8">=</text:p>
          </draw:text-box>
        </draw:frame>
        <draw:frame draw:style-name="gr8" draw:text-style-name="P9" draw:layer="layout" svg:width="1.04cm" svg:height="1.276cm" svg:x="3.658cm" svg:y="22.674cm">
          <draw:text-box>
            <text:p text:style-name="P8"><text:span text:style-name="T3">+</text:span></text:p>
          </draw:text-box>
        </draw:frame>
        <draw:custom-shape draw:style-name="gr7" draw:text-style-name="P6" draw:layer="layout" svg:width="0.483cm" svg:height="0.484cm" svg:x="2.106cm" svg:y="23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5.506cm" svg:y="23.2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5.006cm" svg:y="23.7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0.463cm" svg:height="0.463cm" svg:x="2.658cm" svg:y="2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5cm" svg:y="2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3.175cm" svg:y="2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2.658cm" svg:y="2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2.675cm" svg:y="23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5.925cm" svg:y="22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6.425cm" svg:y="2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6.425cm" svg:y="23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1.5cm" svg:y="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2cm" svg:y="24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2.195cm" svg:y="25.4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1.695cm" svg:y="25.9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2.614cm" svg:y="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3.25cm" svg:y="25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2.5cm" svg:y="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3.114cm" svg:y="25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9" draw:layer="layout" svg:width="1.04cm" svg:height="1.276cm" svg:x="3.668cm" svg:y="24.9cm">
          <draw:text-box>
            <text:p text:style-name="P8"><text:span text:style-name="T3">+</text:span></text:p>
          </draw:text-box>
        </draw:frame>
        <draw:frame draw:style-name="gr8" draw:text-style-name="P9" draw:layer="layout" svg:width="1.04cm" svg:height="1.276cm" svg:x="5.208cm" svg:y="24.9cm">
          <draw:text-box>
            <text:p text:style-name="P8"><text:span text:style-name="T3">+</text:span></text:p>
          </draw:text-box>
        </draw:frame>
        <draw:custom-shape draw:style-name="gr7" draw:text-style-name="P6" draw:layer="layout" svg:width="0.483cm" svg:height="0.484cm" svg:x="4.458cm" svg:y="25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2.614cm" svg:y="25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6.469cm" svg:y="24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483cm" svg:height="0.484cm" svg:x="6.5cm" svg:y="25.7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7.267cm" svg:y="25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6.517cm" svg:y="25.2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7.725cm" svg:y="24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483cm" svg:height="0.484cm" svg:x="6.975cm" svg:y="24.6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483cm" svg:height="0.484cm" svg:x="4.458cm" svg:y="2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4.965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4.265cm" svg:y="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5.258cm" svg:y="25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9" draw:layer="layout" svg:width="1.04cm" svg:height="1.276cm" svg:x="8.208cm" svg:y="24.9cm">
          <draw:text-box>
            <text:p text:style-name="P8">=</text:p>
          </draw:text-box>
        </draw:frame>
        <draw:custom-shape draw:style-name="gr5" draw:text-style-name="P7" draw:layer="layout" svg:width="0.483cm" svg:height="0.484cm" svg:x="6.725cm" svg:y="27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10" draw:layer="layout" svg:width="6.318cm" svg:height="1.233cm" svg:x="11.508cm" svg:y="17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10" draw:layer="layout" svg:width="6.789cm" svg:height="1.233cm" svg:x="11.458cm" svg:y="18.8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10" draw:layer="layout" svg:width="6.69cm" svg:height="1.233cm" svg:x="11.458cm" svg:y="20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10" draw:layer="layout" svg:width="7.365cm" svg:height="1.233cm" svg:x="11.36cm" svg:y="22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10" draw:layer="layout" svg:width="7.986cm" svg:height="0.93cm" svg:x="11.208cm" svg:y="24.8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10" draw:layer="layout" svg:width="8.013cm" svg:height="0.88cm" svg:x="11.208cm" svg:y="26.97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6" draw:text-style-name="P6" draw:layer="layout" svg:width="0.485cm" svg:height="0.483cm" svg:x="4.75cm" svg:y="2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4.5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5.25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.267cm" svg:y="27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2.75cm" svg:y="27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line draw:style-name="gr1" draw:text-style-name="P1" draw:layer="layout" svg:x1="-2.75cm" svg:y1="14.751cm" svg:x2="28.5cm" svg:y2="14.501cm">
          <text:p/>
        </draw:line>
        <draw:frame draw:style-name="gr10" draw:text-style-name="P11" draw:layer="layout" svg:width="12.039cm" svg:height="10.742cm" svg:x="4.711cm" svg:y="2.508cm">
          <draw:image xlink:href="Pictures/10000201000001C700000196EF29FC6B1E14078C.png" xlink:type="simple" xlink:show="embed" xlink:actuate="onLoad" draw:mime-type="image/png">
            <text:p/>
          </draw:image>
        </draw:frame>
        <draw:frame draw:style-name="gr10" draw:text-style-name="P11" draw:layer="layout" svg:width="12cm" svg:height="11.163cm" svg:x="4.65cm" svg:y="15.787cm">
          <draw:image xlink:href="Pictures/10000201000001B00000019353C91A08780811E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none" draw:stroke-dash="Dashed_20__28_var_29__20_3" svg:stroke-width="0.1cm" svg:stroke-color="#ffffff" draw:marker-start-width="0.35cm" draw:marker-start-center="false" draw:marker-end-width="0.35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8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7T10:06:30.664000000</meta:creation-date>
    <meta:generator>LibreOffice/7.0.1.2$Windows_X86_64 LibreOffice_project/7cbcfc562f6eb6708b5ff7d7397325de9e764452</meta:generator>
    <dc:date>2021-12-07T12:29:33.934000000</dc:date>
    <meta:editing-duration>PT1H29M52S</meta:editing-duration>
    <meta:editing-cycles>8</meta:editing-cycles>
    <meta:document-statistic meta:object-count="188"/>
  </office:meta>
</office:document-meta>
</file>

<file path=Object 1/content.xml><?xml version="1.0" encoding="utf-8"?>
<math xmlns="http://www.w3.org/1998/Math/MathML" display="block">
  <semantics>
    <mrow>
      <mrow>
        <mo stretchy="false">−</mo>
        <mn>4</mn>
      </mrow>
      <mrow>
        <mspace width="2em"/>
        <mo stretchy="false">+</mo>
        <mspace width="2em"/>
      </mrow>
      <mrow>
        <mrow>
          <mo fence="true" stretchy="false">(</mo>
          <mrow>
            <mrow>
              <mo stretchy="false">+</mo>
              <mn>7</mn>
            </mrow>
          </mrow>
          <mo fence="true" stretchy="false">)</mo>
        </mrow>
        <mo stretchy="false">=</mo>
        <mspace/>
      </mrow>
    </mrow>
    <annotation encoding="StarMath 5.0">-4 ~+~ (+7) = ~</annotation>
  </semantics>
</math>
</file>

<file path=Object 10/content.xml><?xml version="1.0" encoding="utf-8"?>
<math xmlns="http://www.w3.org/1998/Math/MathML" display="block">
  <semantics>
    <mrow>
      <mrow>
        <mo stretchy="false">−</mo>
        <mn>60</mn>
      </mrow>
      <mrow>
        <mspace width="2em"/>
        <mo stretchy="false">+</mo>
        <mspace width="2em"/>
      </mrow>
      <mrow>
        <mrow>
          <mo fence="true" stretchy="false">(</mo>
          <mrow>
            <mrow>
              <mo stretchy="false">+</mo>
              <mn>30</mn>
            </mrow>
          </mrow>
          <mo fence="true" stretchy="false">)</mo>
        </mrow>
        <mo stretchy="false">=</mo>
        <mspace/>
      </mrow>
    </mrow>
    <annotation encoding="StarMath 5.0">-60 ~+~ (+30) = ~</annotation>
  </semantics>
</math>
</file>

<file path=Object 11/content.xml><?xml version="1.0" encoding="utf-8"?>
<math xmlns="http://www.w3.org/1998/Math/MathML" display="block">
  <semantics>
    <mrow>
      <mrow>
        <mo stretchy="false">−</mo>
        <mn>2</mn>
      </mrow>
      <mrow>
        <mspace width="2em"/>
        <mo stretchy="false">+</mo>
        <mspace width="2em"/>
      </mrow>
      <mrow>
        <mo fence="true" stretchy="false">(</mo>
        <mrow>
          <mrow>
            <mo stretchy="false">+</mo>
            <mn>7</mn>
          </mrow>
        </mrow>
        <mo fence="true" stretchy="false">)</mo>
      </mrow>
      <mrow>
        <mspace width="2em"/>
        <mo stretchy="false">+</mo>
        <mspace width="2em"/>
      </mrow>
      <mrow>
        <mrow>
          <mo fence="true" stretchy="false">(</mo>
          <mrow>
            <mrow>
              <mo stretchy="false">−</mo>
              <mn>10</mn>
            </mrow>
          </mrow>
          <mo fence="true" stretchy="false">)</mo>
        </mrow>
        <mo stretchy="false">=</mo>
        <mspace/>
      </mrow>
    </mrow>
    <annotation encoding="StarMath 5.0">-2 ~+~ (+7) ~+~ (-10) = ~</annotation>
  </semantics>
</math>
</file>

<file path=Object 12/content.xml><?xml version="1.0" encoding="utf-8"?>
<math xmlns="http://www.w3.org/1998/Math/MathML" display="block">
  <semantics>
    <mrow>
      <mrow>
        <mo stretchy="false">+</mo>
        <mn>200</mn>
      </mrow>
      <mrow>
        <mspace width="2em"/>
        <mo stretchy="false">+</mo>
        <mspace width="4em"/>
      </mrow>
      <mo stretchy="false">…</mo>
      <mrow>
        <mspace width="4em"/>
        <mo stretchy="false">=</mo>
        <mrow>
          <mspace width="2em"/>
          <mo stretchy="false">−</mo>
          <mn>100</mn>
        </mrow>
      </mrow>
    </mrow>
    <annotation encoding="StarMath 5.0">+200 ~+~~ dotslow  ~~=~ -100</annotation>
  </semantics>
</math>
</file>

<file path=Object 2/content.xml><?xml version="1.0" encoding="utf-8"?>
<math xmlns="http://www.w3.org/1998/Math/MathML" display="block">
  <semantics>
    <mrow>
      <mrow>
        <mo stretchy="false">+</mo>
        <mn>10</mn>
      </mrow>
      <mrow>
        <mspace width="2em"/>
        <mo stretchy="false">+</mo>
        <mspace width="2em"/>
      </mrow>
      <mrow>
        <mrow>
          <mo fence="true" stretchy="false">(</mo>
          <mrow>
            <mrow>
              <mo stretchy="false">−</mo>
              <mn>9</mn>
            </mrow>
          </mrow>
          <mo fence="true" stretchy="false">)</mo>
        </mrow>
        <mo stretchy="false">=</mo>
        <mspace/>
      </mrow>
    </mrow>
    <annotation encoding="StarMath 5.0">+10 ~+~ (-9) = ~</annotation>
  </semantics>
</math>
</file>

<file path=Object 3/content.xml><?xml version="1.0" encoding="utf-8"?>
<math xmlns="http://www.w3.org/1998/Math/MathML" display="block">
  <semantics>
    <mrow>
      <mrow>
        <mo stretchy="false">+</mo>
        <mn>1</mn>
      </mrow>
      <mrow>
        <mspace width="2em"/>
        <mo stretchy="false">+</mo>
        <mspace width="2em"/>
      </mrow>
      <mrow>
        <mrow>
          <mo fence="true" stretchy="false">(</mo>
          <mrow>
            <mrow>
              <mo stretchy="false">−</mo>
              <mn>15</mn>
            </mrow>
          </mrow>
          <mo fence="true" stretchy="false">)</mo>
        </mrow>
        <mo stretchy="false">=</mo>
        <mspace/>
      </mrow>
    </mrow>
    <annotation encoding="StarMath 5.0">+1 ~+~ (-15) = ~</annotation>
  </semantics>
</math>
</file>

<file path=Object 4/content.xml><?xml version="1.0" encoding="utf-8"?>
<math xmlns="http://www.w3.org/1998/Math/MathML" display="block">
  <semantics>
    <mrow>
      <mrow>
        <mo stretchy="false">−</mo>
        <mn>50</mn>
      </mrow>
      <mrow>
        <mspace width="2em"/>
        <mo stretchy="false">+</mo>
        <mspace width="2em"/>
      </mrow>
      <mrow>
        <mrow>
          <mo fence="true" stretchy="false">(</mo>
          <mrow>
            <mrow>
              <mo stretchy="false">+</mo>
              <mn>25</mn>
            </mrow>
          </mrow>
          <mo fence="true" stretchy="false">)</mo>
        </mrow>
        <mo stretchy="false">=</mo>
        <mspace/>
      </mrow>
    </mrow>
    <annotation encoding="StarMath 5.0">-50 ~+~ (+25) = ~</annotation>
  </semantics>
</math>
</file>

<file path=Object 5/content.xml><?xml version="1.0" encoding="utf-8"?>
<math xmlns="http://www.w3.org/1998/Math/MathML" display="block">
  <semantics>
    <mrow>
      <mrow>
        <mo stretchy="false">−</mo>
        <mn>3</mn>
      </mrow>
      <mrow>
        <mspace width="2em"/>
        <mo stretchy="false">+</mo>
        <mspace width="2em"/>
      </mrow>
      <mrow>
        <mo fence="true" stretchy="false">(</mo>
        <mrow>
          <mrow>
            <mo stretchy="false">+</mo>
            <mn>9</mn>
          </mrow>
        </mrow>
        <mo fence="true" stretchy="false">)</mo>
      </mrow>
      <mrow>
        <mspace width="2em"/>
        <mo stretchy="false">+</mo>
        <mspace width="2em"/>
      </mrow>
      <mrow>
        <mrow>
          <mo fence="true" stretchy="false">(</mo>
          <mrow>
            <mrow>
              <mo stretchy="false">−</mo>
              <mn>10</mn>
            </mrow>
          </mrow>
          <mo fence="true" stretchy="false">)</mo>
        </mrow>
        <mo stretchy="false">=</mo>
        <mspace/>
      </mrow>
    </mrow>
    <annotation encoding="StarMath 5.0">-3 ~+~ (+9) ~+~ (-10) = ~</annotation>
  </semantics>
</math>
</file>

<file path=Object 6/content.xml><?xml version="1.0" encoding="utf-8"?>
<math xmlns="http://www.w3.org/1998/Math/MathML" display="block">
  <semantics>
    <mrow>
      <mrow>
        <mo stretchy="false">+</mo>
        <mn>100</mn>
      </mrow>
      <mrow>
        <mspace width="2em"/>
        <mo stretchy="false">+</mo>
        <mspace width="4em"/>
      </mrow>
      <mo stretchy="false">…</mo>
      <mrow>
        <mspace width="4em"/>
        <mo stretchy="false">=</mo>
        <mrow>
          <mspace width="2em"/>
          <mo stretchy="false">−</mo>
          <mn>50</mn>
        </mrow>
      </mrow>
    </mrow>
    <annotation encoding="StarMath 5.0">+100 ~+~~ dotslow  ~~=~ -50</annotation>
  </semantics>
</math>
</file>

<file path=Object 7/content.xml><?xml version="1.0" encoding="utf-8"?>
<math xmlns="http://www.w3.org/1998/Math/MathML" display="block">
  <semantics>
    <mrow>
      <mrow>
        <mo stretchy="false">−</mo>
        <mn>7</mn>
      </mrow>
      <mrow>
        <mspace width="2em"/>
        <mo stretchy="false">+</mo>
        <mspace width="2em"/>
      </mrow>
      <mrow>
        <mrow>
          <mo fence="true" stretchy="false">(</mo>
          <mrow>
            <mrow>
              <mo stretchy="false">+</mo>
              <mn>2</mn>
            </mrow>
          </mrow>
          <mo fence="true" stretchy="false">)</mo>
        </mrow>
        <mo stretchy="false">=</mo>
        <mspace/>
      </mrow>
    </mrow>
    <annotation encoding="StarMath 5.0">-7 ~+~ (+2) = ~</annotation>
  </semantics>
</math>
</file>

<file path=Object 8/content.xml><?xml version="1.0" encoding="utf-8"?>
<math xmlns="http://www.w3.org/1998/Math/MathML" display="block">
  <semantics>
    <mrow>
      <mrow>
        <mo stretchy="false">+</mo>
        <mn>9</mn>
      </mrow>
      <mrow>
        <mspace width="2em"/>
        <mo stretchy="false">+</mo>
        <mspace width="2em"/>
      </mrow>
      <mrow>
        <mrow>
          <mo fence="true" stretchy="false">(</mo>
          <mrow>
            <mrow>
              <mo stretchy="false">−</mo>
              <mn>10</mn>
            </mrow>
          </mrow>
          <mo fence="true" stretchy="false">)</mo>
        </mrow>
        <mo stretchy="false">=</mo>
        <mspace/>
      </mrow>
    </mrow>
    <annotation encoding="StarMath 5.0">+9 ~+~ (-10) = ~</annotation>
  </semantics>
</math>
</file>

<file path=Object 9/content.xml><?xml version="1.0" encoding="utf-8"?>
<math xmlns="http://www.w3.org/1998/Math/MathML" display="block">
  <semantics>
    <mrow>
      <mrow>
        <mo stretchy="false">+</mo>
        <mn>1</mn>
      </mrow>
      <mrow>
        <mspace width="2em"/>
        <mo stretchy="false">+</mo>
        <mspace width="2em"/>
      </mrow>
      <mrow>
        <mrow>
          <mo fence="true" stretchy="false">(</mo>
          <mrow>
            <mrow>
              <mo stretchy="false">−</mo>
              <mn>11</mn>
            </mrow>
          </mrow>
          <mo fence="true" stretchy="false">)</mo>
        </mrow>
        <mo stretchy="false">=</mo>
        <mspace/>
      </mrow>
    </mrow>
    <annotation encoding="StarMath 5.0">+1 ~+~ (-11) = ~</annotation>
  </semantics>
</math>
</file>